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dcb79" officeooo:paragraph-rsid="002dcb7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7b673" officeooo:paragraph-rsid="003923da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a67a6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style="italic" fo:font-weight="normal" officeooo:rsid="003d7d58" officeooo:paragraph-rsid="003d7d58" style:letter-kerning="true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f3c9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13d61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ac02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d7d58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2dcb7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44185e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468608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fo:font-weight="normal" officeooo:rsid="002dcb79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b636b" officeooo:paragraph-rsid="004b636b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1badc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style="normal" fo:font-weight="normal" officeooo:rsid="00468608" officeooo:paragraph-rsid="00468608" style:letter-kerning="tru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paragraph-rsid="002dcb7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officeooo:paragraph-rsid="003923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rsid="003d7d58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31bad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7d58" style:font-weight-asian="normal" style:font-weight-complex="normal"/>
    </style:style>
    <style:style style:name="T3" style:family="text">
      <style:text-properties fo:font-weight="normal" officeooo:rsid="004448dd" style:font-weight-asian="normal" style:font-weight-complex="normal"/>
    </style:style>
    <style:style style:name="T4" style:family="text">
      <style:text-properties fo:font-weight="normal" style:letter-kerning="true" style:font-weight-asian="normal"/>
    </style:style>
    <style:style style:name="T5" style:family="text">
      <style:text-properties fo:font-weight="normal" officeooo:rsid="0010dfb6" style:letter-kerning="true" style:font-weight-asian="normal"/>
    </style:style>
    <style:style style:name="T6" style:family="text">
      <style:text-properties fo:font-weight="normal" officeooo:rsid="00155963" style:letter-kerning="true" style:font-weight-asian="normal" style:font-weight-complex="normal"/>
    </style:style>
    <style:style style:name="T7" style:family="text">
      <style:text-properties fo:font-weight="normal" officeooo:rsid="0018d49d" style:letter-kerning="true" style:font-weight-asian="normal"/>
    </style:style>
    <style:style style:name="T8" style:family="text">
      <style:text-properties fo:font-weight="normal" officeooo:rsid="003923da" style:letter-kerning="true" style:font-weight-asian="normal"/>
    </style:style>
    <style:style style:name="T9" style:family="text">
      <style:text-properties fo:font-weight="bold" style:letter-kerning="true" style:font-weight-asian="bold" style:font-weight-complex="bold"/>
    </style:style>
    <style:style style:name="T10" style:family="text">
      <style:text-properties fo:font-weight="bold" officeooo:rsid="0010dfb6" style:letter-kerning="true" style:font-weight-asian="bold" style:font-weight-complex="bold"/>
    </style:style>
    <style:style style:name="T11" style:family="text">
      <style:text-properties fo:font-weight="bold" officeooo:rsid="003923da" style:letter-kerning="true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dfb6" style:font-weight-asian="bold" style:font-weight-complex="bold"/>
    </style:style>
    <style:style style:name="T14" style:family="text">
      <style:text-properties fo:font-weight="bold" officeooo:rsid="00155963" style:font-weight-asian="bold" style:font-weight-complex="bold"/>
    </style:style>
    <style:style style:name="T15" style:family="text">
      <style:text-properties fo:font-weight="bold" officeooo:rsid="003d7d58" style:font-weight-asian="bold" style:font-weight-complex="bold"/>
    </style:style>
    <style:style style:name="T16" style:family="text">
      <style:text-properties fo:font-weight="bold" officeooo:rsid="004448dd" style:font-weight-asian="bold" style:font-weight-complex="bold"/>
    </style:style>
    <style:style style:name="T17" style:family="text">
      <style:text-properties fo:font-weight="bold" officeooo:rsid="004c9380" style:font-weight-asian="bold" style:font-weight-complex="bold"/>
    </style:style>
    <style:style style:name="T18" style:family="text">
      <style:text-properties fo:font-weight="bold" officeooo:rsid="004e4d45" style:font-weight-asian="bold" style:font-weight-complex="bold"/>
    </style:style>
    <style:style style:name="T19" style:family="text">
      <style:text-properties officeooo:rsid="0010dfb6"/>
    </style:style>
    <style:style style:name="T20" style:family="text">
      <style:text-properties officeooo:rsid="002dd738"/>
    </style:style>
    <style:style style:name="T21" style:family="text">
      <style:text-properties officeooo:rsid="0030201d"/>
    </style:style>
    <style:style style:name="T22" style:family="text">
      <style:text-properties officeooo:rsid="0031badc"/>
    </style:style>
    <style:style style:name="T23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2f3528" style:letter-kerning="true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0dfb6" style:letter-kerning="true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2dcb79" style:letter-kerning="true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3923da" style:letter-kerning="true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44185e" style:letter-kerning="true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4877b7" style:letter-kerning="true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4c9380" style:letter-kerning="true" style:font-size-asian="12pt" style:font-weight-asian="bold" style:font-size-complex="12pt" style:font-weight-complex="bold"/>
    </style:style>
    <style:style style:name="T38" style:family="text">
      <style:text-properties fo:font-size="12pt" fo:font-weight="normal" style:letter-kerning="true" style:font-size-asian="12pt" style:font-weight-asian="normal" style:font-size-complex="12pt"/>
    </style:style>
    <style:style style:name="T39" style:family="text">
      <style:text-properties fo:font-size="12pt" fo:font-weight="normal" officeooo:rsid="0010dfb6" style:letter-kerning="true" style:font-size-asian="12pt" style:font-weight-asian="normal" style:font-size-complex="12pt"/>
    </style:style>
    <style:style style:name="T40" style:family="text">
      <style:text-properties fo:font-size="12pt" fo:font-weight="normal" officeooo:rsid="0031badc" style:letter-kerning="true" style:font-size-asian="12pt" style:font-weight-asian="normal" style:font-size-complex="12pt"/>
    </style:style>
    <style:style style:name="T41" style:family="text">
      <style:text-properties fo:font-size="12pt" fo:font-weight="normal" officeooo:rsid="003351d2" style:letter-kerning="true" style:font-size-asian="12pt" style:font-weight-asian="normal" style:font-size-complex="12pt"/>
    </style:style>
    <style:style style:name="T42" style:family="text">
      <style:text-properties fo:font-size="12pt" fo:font-weight="normal" officeooo:rsid="00335811" style:letter-kerning="true" style:font-size-asian="12pt" style:font-weight-asian="normal" style:font-size-complex="12pt"/>
    </style:style>
    <style:style style:name="T43" style:family="text">
      <style:text-properties fo:font-size="12pt" fo:font-weight="normal" officeooo:rsid="003923da" style:letter-kerning="true" style:font-size-asian="12pt" style:font-weight-asian="normal" style:font-size-complex="12pt"/>
    </style:style>
    <style:style style:name="T44" style:family="text">
      <style:text-properties fo:font-size="12pt" fo:font-weight="normal" style:letter-kerning="true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3923da" style:letter-kerning="true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3d7d58" style:letter-kerning="true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4c9380" style:letter-kerning="true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3d7d58" style:letter-kerning="true" style:font-size-asian="12pt" style:font-weight-asian="normal" style:font-size-complex="12pt"/>
    </style:style>
    <style:style style:name="T49" style:family="text">
      <style:text-properties fo:font-size="12pt" fo:font-weight="normal" officeooo:rsid="0044185e" style:letter-kerning="true" style:font-size-asian="12pt" style:font-weight-asian="normal" style:font-size-complex="12pt"/>
    </style:style>
    <style:style style:name="T50" style:family="text">
      <style:text-properties fo:font-size="12pt" fo:font-weight="normal" officeooo:rsid="004b636b" style:letter-kerning="true" style:font-size-asian="12pt" style:font-weight-asian="normal" style:font-size-complex="12pt"/>
    </style:style>
    <style:style style:name="T51" style:family="text">
      <style:text-properties fo:font-size="12pt" fo:font-weight="normal" officeooo:rsid="004c9380" style:letter-kerning="true" style:font-size-asian="12pt" style:font-weight-asian="normal" style:font-size-complex="12pt"/>
    </style:style>
    <style:style style:name="T52" style:family="text">
      <style:text-properties officeooo:rsid="003923da"/>
    </style:style>
    <style:style style:name="T53" style:family="text">
      <style:text-properties style:font-name="DejaVu Sans Condensed" fo:font-size="12pt" fo:font-weight="normal" officeooo:rsid="0013d61f" style:letter-kerning="true" style:font-size-asian="12pt" style:font-weight-asian="normal" style:font-size-complex="12pt"/>
    </style:style>
    <style:style style:name="T54" style:family="text">
      <style:text-properties style:font-name="DejaVu Sans Condensed" fo:font-size="12pt" fo:font-weight="normal" officeooo:rsid="003923da" style:letter-kerning="true" style:font-size-asian="12pt" style:font-weight-asian="normal" style:font-size-complex="12pt"/>
    </style:style>
    <style:style style:name="T55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56" style:family="text">
      <style:text-properties style:font-name="DejaVu Sans Condensed" fo:font-size="12pt" fo:font-weight="bold" officeooo:rsid="003923da" style:letter-kerning="true" style:font-size-asian="12pt" style:font-weight-asian="bold" style:font-size-complex="12pt" style:font-weight-complex="bold"/>
    </style:style>
    <style:style style:name="T57" style:family="text">
      <style:text-properties style:font-name="DejaVu Sans Condensed" fo:font-size="12pt" fo:font-weight="bold" officeooo:rsid="0013d61f" style:letter-kerning="true" style:font-size-asian="12pt" style:font-weight-asian="bold" style:font-size-complex="12pt" style:font-weight-complex="bold"/>
    </style:style>
    <style:style style:name="T58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59" style:family="text">
      <style:text-properties style:font-name="DejaVu Sans Condensed" fo:font-size="12pt" fo:font-style="italic" fo:font-weight="normal" officeooo:rsid="003f3c98" style:letter-kerning="true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font-name="DejaVu Sans Condensed" fo:font-size="12pt" fo:font-style="italic" fo:font-weight="normal" officeooo:rsid="003d7d58" style:letter-kerning="true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officeooo:rsid="003b60fe"/>
    </style:style>
    <style:style style:name="T62" style:family="text">
      <style:text-properties officeooo:rsid="003d7d58"/>
    </style:style>
    <style:style style:name="T63" style:family="text">
      <style:text-properties officeooo:rsid="003d7d58" style:font-weight-complex="normal"/>
    </style:style>
    <style:style style:name="T64" style:family="text">
      <style:text-properties officeooo:rsid="0044185e" style:font-weight-complex="normal"/>
    </style:style>
    <style:style style:name="T65" style:family="text">
      <style:text-properties officeooo:rsid="003f3c98"/>
    </style:style>
    <style:style style:name="T66" style:family="text">
      <style:text-properties officeooo:rsid="0044185e"/>
    </style:style>
    <style:style style:name="T67" style:family="text">
      <style:text-properties fo:font-style="normal" style:font-style-asian="normal" style:font-style-complex="normal" style:font-weight-complex="normal"/>
    </style:style>
    <style:style style:name="T68" style:family="text">
      <style:text-properties fo:font-style="normal" officeooo:rsid="00468608" style:font-style-asian="normal" style:font-style-complex="normal" style:font-weight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officeooo:rsid="004c9380"/>
    </style:style>
    <style:style style:name="T71" style:family="text">
      <style:text-properties officeooo:rsid="004e4d4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4">5</text:span><text:span text:style-name="T33">0</text:span><text:span text:style-name="T24">1</text:span><text:span text:style-name="T25"> - </text:span><text:span text:style-name="T26">A/G - </text:span><text:span text:style-name="T27">Bombs, Rockets,</text:span><text:span text:style-name="T34"> Guns</text:span></text:p>
      <text:p text:style-name="P2"/>
      <text:p text:style-name="P5">Mixed weapon loadouts</text:p>
      <text:list text:style-name="L1">
        <text:list-item>
          <text:p text:style-name="P12"><text:span text:style-name="T58">Mixed loadouts are not valid</text:span><text:span text:style-name="T55">, </text:span><text:span text:style-name="T58">except</text:span><text:span text:style-name="T55"> the following: RB-24/-24J A2A missiles are allowed with any loadout, and AKAN 30 mm gunpods are allowed with RB-75 (Maverick) or RB-05A (MCLOS) missiles.</text:span></text:p>
        </text:list-item>
      </text:list>
      <text:p text:style-name="P2"/>
      <text:p text:style-name="P10"><text:span text:style-name="T28">M/71 bombs (high drag)</text:span><text:span text:style-name="T29"> -- 120 kg </text:span><text:span text:style-name="T30">(265 lb) </text:span><text:span text:style-name="T29">GP bombs, 4 per pylon </text:span><text:span text:style-name="T36">(CCIP)</text:span></text:p>
      <text:list xml:id="list3382440804" text:style-name="L2">
        <text:list-item>
          <text:p text:style-name="P14"><text:span text:style-name="T10">Weapon Selector</text:span><text:span text:style-name="T5"> dial </text:span><text:span text:style-name="T8">... </text:span><text:span text:style-name="T10">SJO PLAN</text:span><text:span text:style-name="T5"> (default)</text:span></text:p>
        </text:list-item>
        <text:list-item>
          <text:p text:style-name="P14"><text:span text:style-name="T10">Interval</text:span><text:span text:style-name="T5"> dial </text:span><text:span text:style-name="T8">... </text:span><text:span text:style-name="T5">as needed (distance in m)</text:span></text:p>
        </text:list-item>
        <text:list-item>
          <text:p text:style-name="P14"><text:span text:style-name="T10">Release Mode</text:span><text:span text:style-name="T5"> switch </text:span><text:span text:style-name="T8">... </text:span><text:span text:style-name="T10">SERIE</text:span><text:span text:style-name="T5"> (default)</text:span></text:p>
        </text:list-item>
        <text:list-item>
          <text:p text:style-name="P15"><text:span text:style-name="T10">Master Mode</text:span><text:span text:style-name="T5"> dial </text:span><text:span text:style-name="T8">... </text:span><text:span text:style-name="T10">NAV</text:span></text:p>
        </text:list-item>
        <text:list-item>
          <text:p text:style-name="P18">Set QFE on altimeter to value shown in kneeboard for target waypoint. <text:span text:style-name="T71">(</text:span><text:span text:style-name="T18">Required!</text:span><text:span text:style-name="T71">)</text:span></text:p>
        </text:list-item>
        <text:list-item>
          <text:p text:style-name="P16"><text:span text:style-name="T4">Hold trigger </text:span><text:span text:style-name="T9">UNSAFE</text:span><text:span text:style-name="T4"> </text:span><text:span text:style-name="T8">(</text:span><text:span text:style-name="T11">Trigger 1st stage</text:span><text:span text:style-name="T8">) </text:span><text:span text:style-name="T4">to show HUD symbology.</text:span></text:p>
        </text:list-item>
      </text:list>
      <text:list text:style-name="L3">
        <text:list-item>
          <text:list>
            <text:list-item>
              <text:p text:style-name="P19">The distance line outer markers show minimum height, the bombs need 5.2 sec to arm. If the distance line is inside the outer markers, you need to ascend for a valid drop.</text:p>
            </text:list-item>
          </text:list>
        </text:list-item>
      </text:list>
      <text:list text:continue-list="list3382440804" text:style-name="L2">
        <text:list-item>
          <text:p text:style-name="P20">Bombs will fall between dot and circle.</text:p>
        </text:list-item>
        <text:list-item>
          <text:p text:style-name="P17"><text:span text:style-name="T6">Speed </text:span><text:span text:style-name="T9">0.7 to 0.9 Mach</text:span><text:span text:style-name="T4">. <text:s/></text:span><text:span text:style-name="T7">U</text:span><text:span text:style-name="T4">se </text:span><text:span text:style-name="T9">Stage 2 AB</text:span><text:span text:style-name="T4"> for about 0.85 Mach.</text:span></text:p>
        </text:list-item>
        <text:list-item>
          <text:p text:style-name="P16"><text:span text:style-name="T8">Release h</text:span><text:span text:style-name="T4">eight </text:span><text:span text:style-name="T9">50 m to 200 m</text:span><text:span text:style-name="T4">.</text:span></text:p>
        </text:list-item>
        <text:list-item>
          <text:p text:style-name="P13"><text:span text:style-name="T53">Hold </text:span><text:span text:style-name="T56">Trigger</text:span><text:span text:style-name="T57"> </text:span><text:span text:style-name="T56">2nd stage</text:span><text:span text:style-name="T54"> to drop </text:span><text:span text:style-name="T53">until all bombs are gone.</text:span></text:p>
        </text:list-item>
      </text:list>
      <text:p text:style-name="P6"/>
      <text:p text:style-name="P3">ARAK M/70B rockets<text:span text:style-name="T21"> -- 135 mm</text:span><text:span text:style-name="T61"> (5.3 in)</text:span><text:span text:style-name="T21">, 6 per pod, HE-Frag or HEAT</text:span></text:p>
      <text:p text:style-name="P9"><text:span text:style-name="T19">S</text:span>hort range mode (1<text:span text:style-name="T65"> km to 3 km</text:span>)</text:p>
      <text:list text:style-name="L4">
        <text:list-item>
          <text:p text:style-name="P21"><text:span text:style-name="T13">Weapon Selector</text:span><text:span text:style-name="T19"> dial </text:span><text:span text:style-name="T52">... </text:span><text:span text:style-name="T14">ATTACK</text:span></text:p>
        </text:list-item>
        <text:list-item>
          <text:p text:style-name="P22"><text:span text:style-name="T13">Release Mode</text:span><text:span text:style-name="T19"> switch</text:span><text:span text:style-name="T62">:</text:span><text:span text:style-name="T63"> </text:span><text:span text:style-name="T15">NORM/</text:span><text:span text:style-name="T13">SERIE</text:span><text:span text:style-name="T19"> (</text:span><text:span text:style-name="T62">up, </text:span><text:span text:style-name="T19">default)</text:span><text:span text:style-name="T66"> for Short Range</text:span></text:p>
        </text:list-item>
        <text:list-item>
          <text:p text:style-name="P31"><text:span text:style-name="T12">Second Release Mode</text:span> switch switch<text:span text:style-name="T62">:</text:span></text:p>
          <text:list>
            <text:list-item>
              <text:p text:style-name="P31"><text:span text:style-name="T12">GRUPP</text:span><text:span text:style-name="T15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/text:p>
            </text:list-item>
            <text:list-item>
              <text:p text:style-name="P31"><text:span text:style-name="T12">ENKEL</text:span><text:span text:style-name="T15">/STD</text:span> (down) for single rocket per pod per trigger press</text:p>
            </text:list-item>
          </text:list>
        </text:list-item>
        <text:list-item>
          <text:p text:style-name="P31"><text:span text:style-name="T45">When approaching target waypoint, </text:span><text:span text:style-name="T31">Master Mode</text:span><text:span text:style-name="T39"> dial</text:span><text:span text:style-name="T48">:</text:span></text:p>
          <text:list>
            <text:list-item>
              <text:p text:style-name="P31"><text:span text:style-name="T32">ANF</text:span><text:span text:style-name="T46"> for automatic continuous target ranging</text:span></text:p>
            </text:list-item>
            <text:list-item>
              <text:p text:style-name="P35"><text:span text:style-name="T23">NAV</text:span><text:span text:style-name="T44"> for manual target ranging (hold Trigger Unsafe to range)</text:span></text:p>
            </text:list-item>
          </text:list>
        </text:list-item>
        <text:list-item>
          <text:p text:style-name="P32"><text:span text:style-name="T49">(optional) </text:span><text:span text:style-name="T39">Set QFE on altimeter to value shown in kneeboard for target waypoint.</text:span><text:span text:style-name="T40"> (Not required</text:span><text:span text:style-name="T49">, </text:span><text:span text:style-name="T40">only affect</text:span><text:span text:style-name="T49">s</text:span><text:span text:style-name="T40"> the placement of the target indicator ring, not the rocket accuracy.)</text:span></text:p>
        </text:list-item>
        <text:list-item>
          <text:p text:style-name="P36"><text:span text:style-name="T38">Pop up and dive on the target. <text:s/>Must be diving more than </text:span><text:span text:style-name="T23">5 deg</text:span><text:span text:style-name="T38"> for radar ranging to work.</text:span></text:p>
        </text:list-item>
        <text:list-item>
          <text:p text:style-name="P32"><text:span text:style-name="T41">P</text:span>ut <text:span text:style-name="T66">small solid </text:span>center dot <text:span text:style-name="T22">on the target. <text:s/></text:span><text:span text:style-name="T66">Hollow </text:span><text:span text:style-name="T22">ring should show location of target</text:span>.</text:p>
        </text:list-item>
        <text:list-item>
          <text:p text:style-name="P23">Hold <text:span text:style-name="T12">Trigger Unsafe</text:span> to begin radar ranging<text:span text:style-name="T66"> (if in NAV mode)</text:span>. <text:s/><text:span text:style-name="T20">Target indicator ring will disappear.</text:span></text:p>
        </text:list-item>
        <text:list-item>
          <text:p text:style-name="P23">Distance line at bottom flashes when within 2 seconds of release.</text:p>
        </text:list-item>
        <text:list-item>
          <text:p text:style-name="P23">When in range, "wings" appear to either side of center dot. <text:s/><text:span text:style-name="T12">Press and hold trigger to fire.</text:span></text:p>
        </text:list-item>
      </text:list>
      <text:p text:style-name="P11"><text:span text:style-name="T59">Long</text:span><text:span text:style-name="T60"> range mode (</text:span><text:span text:style-name="T59">6 km to 7 km</text:span><text:span text:style-name="T60">)</text:span></text:p>
      <text:list text:style-name="L5">
        <text:list-item>
          <text:p text:style-name="P24"><text:span text:style-name="T13">Weapon Selector</text:span><text:span text:style-name="T19"> dial </text:span><text:span text:style-name="T52">... </text:span><text:span text:style-name="T14">ATTACK</text:span></text:p>
        </text:list-item>
        <text:list-item>
          <text:p text:style-name="P24"><text:span text:style-name="T13">Release Mode</text:span><text:span text:style-name="T19"> switch</text:span><text:span text:style-name="T62">:</text:span><text:span text:style-name="T63"> </text:span><text:span text:style-name="T15">LA/IMP</text:span><text:span text:style-name="T63"> (down)</text:span><text:span text:style-name="T64"> for Long Range</text:span></text:p>
        </text:list-item>
        <text:list-item>
          <text:p text:style-name="P28"><text:span text:style-name="T12">Disable Radar Ranging: TAKT</text:span> <text:span text:style-name="T12">IN </text:span><text:s/>code <text:span text:style-name="T12">253</text:span> then <text:span text:style-name="T12">LS/SKU</text:span></text:p>
        </text:list-item>
        <text:list-item>
          <text:p text:style-name="P33"><text:span text:style-name="T12">Second Release Mode</text:span> switch switch<text:span text:style-name="T62">:</text:span></text:p>
          <text:list>
            <text:list-item>
              <text:p text:style-name="P33"><text:span text:style-name="T12">GRUPP</text:span><text:span text:style-name="T15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text:span text:style-name="T3"> <text:s/></text:span><text:span text:style-name="T16">Recommended</text:span><text:span text:style-name="T3"> for long range mode.</text:span></text:p>
            </text:list-item>
            <text:list-item>
              <text:p text:style-name="P33"><text:span text:style-name="T12">ENKEL</text:span><text:span text:style-name="T15">/STD</text:span> (down) for single rocket per pod per trigger press</text:p>
            </text:list-item>
          </text:list>
        </text:list-item>
        <text:list-item>
          <text:p text:style-name="P33"><text:span text:style-name="T45">When approaching target waypoint, </text:span><text:span text:style-name="T31">Master Mode</text:span><text:span text:style-name="T39"> dial</text:span><text:span text:style-name="T48"> </text:span><text:span text:style-name="T32">ANF</text:span><text:span text:style-name="T46">.</text:span></text:p>
        </text:list-item>
        <text:list-item>
          <text:p text:style-name="P33"><text:span text:style-name="T39">Set </text:span><text:span text:style-name="T31">QFE</text:span><text:span text:style-name="T39"> on altimeter to value shown in kneeboard for target waypoint.</text:span><text:span text:style-name="T40"> (</text:span><text:span text:style-name="T50">Required! This mode uses barometric triangulation ranging)</text:span></text:p>
        </text:list-item>
        <text:list-item>
          <text:p text:style-name="P37"><text:span text:style-name="T38">Pop up and dive on the target. <text:s/>Must be diving</text:span><text:span text:style-name="T23"> </text:span><text:span text:style-name="T47">at</text:span><text:span text:style-name="T37"> </text:span><text:span text:style-name="T47">least </text:span><text:span text:style-name="T35">3</text:span><text:span text:style-name="T23"> deg</text:span><text:span text:style-name="T38"> for </text:span><text:span text:style-name="T51">triangulation to be accurate</text:span><text:span text:style-name="T38">.</text:span></text:p>
        </text:list-item>
        <text:list-item>
          <text:p text:style-name="P33"><text:span text:style-name="T41">P</text:span>ut <text:span text:style-name="T66">small solid </text:span>center dot <text:span text:style-name="T22">on the target. <text:s/></text:span><text:span text:style-name="T66">Hollow </text:span><text:span text:style-name="T22">ring should show location of target</text:span>.</text:p>
        </text:list-item>
        <text:list-item>
          <text:p text:style-name="P25">Hold <text:span text:style-name="T12">Trigger Unsafe </text:span><text:span text:style-name="T17">When Dot is on Target to designate</text:span>. <text:s/><text:span text:style-name="T20">Target indicator ring will disappear</text:span></text:p>
        </text:list-item>
        <text:list-item>
          <text:p text:style-name="P25"><text:span text:style-name="T67">When in range, "wings" appear to either side of center d</text:span><text:span text:style-name="T68">o</text:span><text:span text:style-name="T67">t. <text:s/></text:span><text:span text:style-name="T69">Press and hold trigger to fire.</text:span></text:p>
        </text:list-item>
        <text:list-item>
          <text:p text:style-name="P30">2 seconds before latest possible range <text:span text:style-name="T70">(the outer bars on the time/distance line)</text:span>, wings and distance line will flash. When the win<text:span text:style-name="T70">g</text:span>s disappear, firing range has passed.</text:p>
        </text:list-item>
      </text:list>
      <text:p text:style-name="P7"/>
      <text:p text:style-name="P4">AKAN 30/55 gun pods -- 30 mm, 150 rounds per pod</text:p>
      <text:list text:style-name="L6">
        <text:list-item>
          <text:p text:style-name="P26"><text:span text:style-name="T13">Weapon Selector</text:span><text:span text:style-name="T19"> dial </text:span><text:span text:style-name="T52">...</text:span><text:span text:style-name="T19"> </text:span><text:span text:style-name="T14">ATTACK</text:span></text:p>
        </text:list-item>
        <text:list-item>
          <text:p text:style-name="P26"><text:span text:style-name="T13">Release Mode</text:span><text:span text:style-name="T19"> switch </text:span><text:span text:style-name="T52">... </text:span><text:span text:style-name="T13">SERIE</text:span><text:span text:style-name="T19"> (default)</text:span></text:p>
        </text:list-item>
        <text:list-item>
          <text:p text:style-name="P34"><text:span text:style-name="T45">When approaching target waypoint, </text:span><text:span text:style-name="T31">Master Mode</text:span><text:span text:style-name="T39"> dial </text:span><text:span text:style-name="T43">... </text:span><text:span text:style-name="T32">ANF</text:span></text:p>
        </text:list-item>
        <text:list-item>
          <text:p text:style-name="P34"><text:span text:style-name="T39">Set QFE on altimeter to value shown in kneeboard for target waypoint.</text:span><text:span text:style-name="T40"> (Not strictly required</text:span><text:span text:style-name="T42">?? <text:s/>Seems to </text:span><text:span text:style-name="T40">only affect the placement of the target indicator ring, not the rocket accuracy.)</text:span></text:p>
        </text:list-item>
        <text:list-item>
          <text:p text:style-name="P29">Pop up and dive on the target. <text:s/>Must be diving more than 5 deg for radar ranging to work.</text:p>
        </text:list-item>
        <text:list-item>
          <text:p text:style-name="P34"><text:span text:style-name="T41">P</text:span>ut center dot <text:span text:style-name="T22">on the target. <text:s/>Target indicator ring should show location of target</text:span>.</text:p>
        </text:list-item>
        <text:list-item>
          <text:p text:style-name="P26">Hold <text:span text:style-name="T12">Trigger Unsafe</text:span> to begin radar ranging. <text:s/><text:span text:style-name="T20">Target indicator ring will disappear.</text:span></text:p>
        </text:list-item>
        <text:list-item>
          <text:p text:style-name="P26">Distance line at bottom flashes when within 2 seconds of release.</text:p>
        </text:list-item>
        <text:list-item>
          <text:p text:style-name="P27">When in range, "wings" appear to either side of center dot. <text:s/><text:span text:style-name="T12">Press and hold trigger to fire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30T12:44:50.866000000</dc:date>
    <meta:editing-duration>PT17H33M37S</meta:editing-duration>
    <meta:editing-cycles>4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55" meta:word-count="738" meta:character-count="4064" meta:non-whitespace-character-count="3413"/>
  </office:meta>
</office:document-meta>
</file>